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alibri1" svg:font-family="Calibri" style:font-family-generic="roman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officeooo:rsid="001baed7" officeooo:paragraph-rsid="001baed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officeooo:rsid="001baed7" officeooo:paragraph-rsid="001baed7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officeooo:rsid="001baed7" officeooo:paragraph-rsid="001baed7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officeooo:rsid="001baed7" officeooo:paragraph-rsid="001c7fd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officeooo:rsid="001baed7" officeooo:paragraph-rsid="002341b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officeooo:rsid="001baed7" officeooo:paragraph-rsid="00276ef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officeooo:paragraph-rsid="001c7fdb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officeooo:paragraph-rsid="001d5738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officeooo:paragraph-rsid="002341b2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officeooo:paragraph-rsid="00276ef7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officeooo:paragraph-rsid="00276ef7"/>
    </style:style>
    <style:style style:name="P13" style:family="paragraph" style:parent-style-name="Standard">
      <style:paragraph-properties fo:text-align="start" style:justify-single-word="false"/>
      <style:text-properties fo:color="#000000" style:font-name="Calibri"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fo:font-size="12pt" fo:font-weight="bold" officeooo:paragraph-rsid="001c7fdb" style:font-size-asian="12pt" style:font-weight-asian="bold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" fo:font-size="12pt" fo:font-weight="bold" officeooo:paragraph-rsid="002341b2" style:font-size-asian="12pt" style:font-weight-asian="bold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fo:font-size="12pt" fo:font-weight="bold" officeooo:paragraph-rsid="00276ef7" style:font-size-asian="12pt" style:font-weight-asian="bold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" fo:font-size="12pt" fo:font-weight="normal" officeooo:rsid="00231125" officeooo:paragraph-rsid="002341b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Calibri" fo:font-size="12pt" fo:font-weight="normal" officeooo:rsid="00252065" officeooo:paragraph-rsid="00252065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Calibri" fo:font-size="12pt" officeooo:rsid="001c7fdb" officeooo:paragraph-rsid="001c7fdb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Calibri" fo:font-size="12pt" officeooo:rsid="00291614" officeooo:paragraph-rsid="00291614" style:font-size-asian="12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1c7fdb" officeooo:paragraph-rsid="001c7fdb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1c7fdb" officeooo:paragraph-rsid="002341b2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231125" officeooo:paragraph-rsid="00231125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2c9e37" officeooo:paragraph-rsid="002c9e3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Calibri" fo:font-size="12pt" fo:font-weight="normal" officeooo:rsid="00231125" officeooo:paragraph-rsid="00231125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style:font-name="Calibri" fo:font-size="12pt" fo:font-weight="normal" officeooo:rsid="002bde36" officeooo:paragraph-rsid="002bde36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color="#000000" style:font-name="Calibri" fo:font-size="12pt" fo:font-weight="normal" officeooo:rsid="00252065" officeooo:paragraph-rsid="00252065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color="#000000" style:font-name="Calibri" fo:font-size="12pt" fo:font-weight="normal" officeooo:rsid="002c9e37" officeooo:paragraph-rsid="002c9e37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color="#000000" style:font-name="Calibri" fo:font-size="12pt" fo:font-weight="normal" officeooo:rsid="002c9e37" officeooo:paragraph-rsid="002c9e37" style:font-size-asian="12pt" style:font-weight-asian="normal" style:font-size-complex="12pt" style:font-weight-complex="normal"/>
    </style:style>
    <style:style style:name="P30" style:family="paragraph" style:parent-style-name="No_20_Spacing" style:list-style-name="WWNum4">
      <style:text-properties fo:color="#000000" style:font-name="Calibri" fo:font-size="11pt" fo:font-weight="normal" officeooo:rsid="002ca50c" officeooo:paragraph-rsid="002ef886" style:font-size-asian="11pt" style:font-weight-asian="normal" style:font-size-complex="11pt" style:font-weight-complex="normal"/>
    </style:style>
    <style:style style:name="P31" style:family="paragraph" style:parent-style-name="No_20_Spacing">
      <style:text-properties style:font-name="Calibri" fo:font-size="11pt" officeooo:paragraph-rsid="002ef886" style:font-size-asian="11pt" style:font-size-complex="11pt"/>
    </style:style>
    <style:style style:name="P32" style:family="paragraph" style:parent-style-name="No_20_Spacing">
      <style:paragraph-properties fo:text-align="center" style:justify-single-word="false"/>
      <style:text-properties style:font-name="Calibri" fo:font-size="11pt" officeooo:paragraph-rsid="002ef886" style:font-size-asian="11pt" style:font-size-complex="11pt"/>
    </style:style>
    <style:style style:name="P33" style:family="paragraph" style:parent-style-name="No_20_Spacing" style:list-style-name="WWNum1">
      <style:text-properties style:font-name="Calibri" fo:font-size="11pt" officeooo:paragraph-rsid="002ef886" style:font-size-asian="11pt" style:font-size-complex="11pt"/>
    </style:style>
    <style:style style:name="P34" style:family="paragraph" style:parent-style-name="No_20_Spacing" style:list-style-name="WWNum2">
      <style:text-properties style:font-name="Calibri" fo:font-size="11pt" officeooo:paragraph-rsid="002ef886" style:font-size-asian="11pt" style:font-size-complex="11pt"/>
    </style:style>
    <style:style style:name="P35" style:family="paragraph" style:parent-style-name="No_20_Spacing" style:list-style-name="WWNum3">
      <style:text-properties style:font-name="Calibri" fo:font-size="11pt" officeooo:paragraph-rsid="002ef886" style:font-size-asian="11pt" style:font-size-complex="11pt"/>
    </style:style>
    <style:style style:name="P36" style:family="paragraph" style:parent-style-name="No_20_Spacing" style:list-style-name="WWNum4">
      <style:text-properties style:font-name="Calibri" fo:font-size="11pt" officeooo:paragraph-rsid="002ef886" style:font-size-asian="11pt" style:font-size-complex="11pt"/>
    </style:style>
    <style:style style:name="P37" style:family="paragraph" style:parent-style-name="No_20_Spacing">
      <style:paragraph-properties fo:text-align="center" style:justify-single-word="false"/>
      <style:text-properties style:font-name="Calibri" fo:font-size="11pt" fo:font-weight="bold" officeooo:paragraph-rsid="002ef886" style:font-size-asian="11pt" style:font-weight-asian="bold" style:font-size-complex="11pt"/>
    </style:style>
    <style:style style:name="P38" style:family="paragraph" style:parent-style-name="No_20_Spacing">
      <style:text-properties style:font-name="Calibri" fo:font-size="11pt" fo:font-weight="bold" officeooo:paragraph-rsid="002ef886" style:font-size-asian="11pt" style:font-weight-asian="bold" style:font-size-complex="11pt"/>
    </style:style>
    <style:style style:name="P39" style:family="paragraph" style:parent-style-name="No_20_Spacing" style:master-page-name="Standard">
      <style:paragraph-properties style:page-number="auto"/>
      <style:text-properties style:font-name="Calibri" fo:font-size="11pt" officeooo:paragraph-rsid="002ef886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weight="normal" officeooo:rsid="001c7fdb" style:font-weight-asian="normal" style:font-weight-complex="normal"/>
    </style:style>
    <style:style style:name="T5" style:family="text">
      <style:text-properties fo:color="#000000" fo:font-weight="normal" officeooo:rsid="001d5738" style:font-weight-asian="normal" style:font-weight-complex="normal"/>
    </style:style>
    <style:style style:name="T6" style:family="text">
      <style:text-properties fo:color="#000000" fo:font-weight="normal" officeooo:rsid="002341b2" style:font-weight-asian="normal" style:font-weight-complex="normal"/>
    </style:style>
    <style:style style:name="T7" style:family="text">
      <style:text-properties fo:color="#000000" fo:font-weight="normal" officeooo:rsid="00291614" style:font-weight-asian="normal" style:font-weight-complex="normal"/>
    </style:style>
    <style:style style:name="T8" style:family="text">
      <style:text-properties fo:color="#000000" fo:font-weight="normal" officeooo:rsid="002af977" style:font-weight-asian="normal" style:font-weight-complex="normal"/>
    </style:style>
    <style:style style:name="T9" style:family="text">
      <style:text-properties fo:color="#000000" fo:font-weight="normal" officeooo:rsid="002c9e37" style:font-weight-asian="normal" style:font-weight-complex="normal"/>
    </style:style>
    <style:style style:name="T10" style:family="text">
      <style:text-properties fo:color="#000000" officeooo:rsid="001c7fdb"/>
    </style:style>
    <style:style style:name="T11" style:family="text">
      <style:text-properties fo:color="#000000" officeooo:rsid="001d5738"/>
    </style:style>
    <style:style style:name="T12" style:family="text">
      <style:text-properties fo:color="#000000" officeooo:rsid="001f34f1"/>
    </style:style>
    <style:style style:name="T13" style:family="text">
      <style:text-properties fo:color="#000000" officeooo:rsid="00209bc3"/>
    </style:style>
    <style:style style:name="T14" style:family="text">
      <style:text-properties fo:color="#000000" officeooo:rsid="0021f4f6"/>
    </style:style>
    <style:style style:name="T15" style:family="text">
      <style:text-properties fo:color="#000000" officeooo:rsid="00252065"/>
    </style:style>
    <style:style style:name="T16" style:family="text">
      <style:text-properties fo:color="#000000" officeooo:rsid="00276ef7"/>
    </style:style>
    <style:style style:name="T17" style:family="text">
      <style:text-properties fo:color="#000000" style:font-name="Calibri1" fo:font-size="12pt" fo:font-weight="normal" officeooo:rsid="001d5738" style:font-size-asian="12pt" style:font-weight-asian="normal" style:font-weight-complex="normal"/>
    </style:style>
    <style:style style:name="T18" style:family="text">
      <style:text-properties fo:color="#000000" style:font-name="Calibri1" fo:font-size="12pt" fo:font-weight="normal" officeooo:rsid="00276ef7" style:font-size-asian="12pt" style:font-weight-asian="normal" style:font-weight-complex="normal"/>
    </style:style>
    <style:style style:name="T19" style:family="text">
      <style:text-properties fo:color="#000000" style:font-name="Calibri1" fo:font-size="12pt" fo:font-weight="normal" officeooo:rsid="002c9e37" style:font-size-asian="12pt" style:font-weight-asian="normal" style:font-weight-complex="normal"/>
    </style:style>
    <style:style style:name="T20" style:family="text">
      <style:text-properties fo:color="#000000" style:font-name="Calibri" fo:font-size="12pt" fo:font-weight="bold" style:font-size-asian="12pt" style:font-weight-asian="bold" style:font-size-complex="12pt"/>
    </style:style>
    <style:style style:name="T21" style:family="text">
      <style:text-properties fo:color="#000000" officeooo:rsid="002af977"/>
    </style:style>
    <style:style style:name="T22" style:family="text">
      <style:text-properties fo:color="#000000" officeooo:rsid="002bde36"/>
    </style:style>
    <style:style style:name="T23" style:family="text">
      <style:text-properties fo:color="#000000" officeooo:rsid="002c8874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24">Acadêmicos:</text:span><text:tab/>Franklin Barbosa</text:p>
      <text:p text:style-name="P31"><text:tab/><text:tab/>Jefferson Carlos</text:p>
      <text:p text:style-name="P31"><text:tab/><text:tab/>Mauri Junior</text:p>
      <text:p text:style-name="P31"><text:tab/><text:tab/>Neyvá Conceição</text:p>
      <text:p text:style-name="P31"><text:tab/><text:tab/>Sibelly Sanches</text:p>
      <text:p text:style-name="P31"/>
      <text:p text:style-name="P32"><text:span text:style-name="T24">Contratos</text:span></text:p>
      <text:p text:style-name="P37"/>
      <text:p text:style-name="P31"><text:span text:style-name="T24">Operação: </text:span>incluirProduto (categoria, cor, marca, tamanho, qtd, preço)</text:p>
      <text:p text:style-name="P31"><text:span text:style-name="T24">Referências cruzadas: </text:span>Caso de uso: “Gerenciar Produto” e “Incluir Produto”</text:p>
      <text:p text:style-name="P31"><text:span text:style-name="T24">Pré-condições: </text:span>existe um gerente apto a efetuar a compra, existe uma compra em aberto relacionada ao gerente.</text:p>
      <text:p text:style-name="P31"><text:span text:style-name="T24">Pós-condições: </text:span></text:p>
      <text:list xml:id="list3554340802021958013" text:style-name="WWNum1">
        <text:list-item>
          <text:p text:style-name="P33">Foi criada uma instância <text:span text:style-name="T24">produto</text:span> de <text:span text:style-name="T24">Produto </text:span>(criação de instância)</text:p>
        </text:list-item>
        <text:list-item>
          <text:p text:style-name="P33"><text:span text:style-name="T24">produto</text:span> foi associado com <text:span text:style-name="T24">Compra </text:span>(associação formada)</text:p>
        </text:list-item>
        <text:list-item>
          <text:p text:style-name="P33"><text:span text:style-name="T24">produto.categoria </text:span>tornou-se categoria (modificação de atributo)</text:p>
        </text:list-item>
        <text:list-item>
          <text:p text:style-name="P33"><text:span text:style-name="T24">produto.cor </text:span>tornou-se cor (modificação de atributo)</text:p>
        </text:list-item>
        <text:list-item>
          <text:p text:style-name="P33"><text:span text:style-name="T24">produto.marca </text:span>tornou-se marca (modificação de atributo)</text:p>
        </text:list-item>
        <text:list-item>
          <text:p text:style-name="P33"><text:span text:style-name="T24">produto.tamanho </text:span>tornou-se tamanho (modificação de atributo)</text:p>
        </text:list-item>
        <text:list-item>
          <text:p text:style-name="P33"><text:span text:style-name="T24">produto.quantidade </text:span>tornou-se qtd (modificação de atributo)</text:p>
        </text:list-item>
        <text:list-item>
          <text:p text:style-name="P33"><text:span text:style-name="T24">produto.preco </text:span>tornou-se preco (modificação de atributo)</text:p>
        </text:list-item>
      </text:list>
      <text:p text:style-name="P38"/>
      <text:p text:style-name="P31"><text:span text:style-name="T24">Operação: </text:span>consultarProduto (idProduto)</text:p>
      <text:p text:style-name="P31"><text:span text:style-name="T24">Referências cruzadas: </text:span>Caso de uso: “Gerenciar Produto”, “Alterar Produto”, “Excluir Produto” e “Consultar Produto”</text:p>
      <text:p text:style-name="P31"><text:span text:style-name="T24">Pré-condições: </text:span>o produto existe e o idProduto informado é válido</text:p>
      <text:p text:style-name="P31"><text:span text:style-name="T24">Resultados: </text:span>Os dados referentes ao objeto de Produto, cujo id é igual ao parâmetro idProduto, <text:s/>são apresentados (busca realizada)</text:p>
      <text:p text:style-name="P38"/>
      <text:p text:style-name="P31"><text:span text:style-name="T24">Operação: </text:span>alterarProduto (idProduto, categoria, cor, marca, tamanho, qtd, preço)</text:p>
      <text:p text:style-name="P31"><text:span text:style-name="T24">Referências cruzadas: </text:span>Caso de uso: “Gerenciar Produto” e “Alterar Produto”</text:p>
      <text:p text:style-name="P31"><text:span text:style-name="T24">Pré-condições: </text:span>o produto existe e o idProduto e os valores dos novos atributos informados são válidos</text:p>
      <text:p text:style-name="P31"><text:span text:style-name="T24">Pós-condições: </text:span></text:p>
      <text:list xml:id="list3957703850405173134" text:style-name="WWNum2">
        <text:list-item>
          <text:p text:style-name="P34">Foi buscado o objeto <text:span text:style-name="T24">produto </text:span>de <text:span text:style-name="T24">Produto</text:span>, cujo id é igual ao idProduto informado como parâmetro.</text:p>
        </text:list-item>
        <text:list-item>
          <text:p text:style-name="P34"><text:span text:style-name="T24">produto.categoria </text:span>tornou-se categoria (modificação de atributo)</text:p>
        </text:list-item>
        <text:list-item>
          <text:p text:style-name="P34"><text:span text:style-name="T24">produto.cor </text:span>tornou-se cor (modificação de atributo)</text:p>
        </text:list-item>
        <text:list-item>
          <text:p text:style-name="P34"><text:span text:style-name="T24">produto.marca </text:span>tornou-se marca (modificação de atributo)</text:p>
        </text:list-item>
        <text:list-item>
          <text:p text:style-name="P34"><text:span text:style-name="T24">produto.tamanho </text:span>tornou-se tamanho (modificação de atributo)</text:p>
        </text:list-item>
        <text:list-item>
          <text:p text:style-name="P34"><text:span text:style-name="T24">produto.quantidade </text:span>tornou-se qtd (modificação de atributo)</text:p>
        </text:list-item>
        <text:list-item>
          <text:p text:style-name="P34"><text:span text:style-name="T24">produto.preco </text:span>tornou-se preco (modificação de atributo)</text:p>
        </text:list-item>
      </text:list>
      <text:p text:style-name="P38"/>
      <text:p text:style-name="P31"><text:span text:style-name="T24">Operação: </text:span>excluirProduto (idProduto)</text:p>
      <text:p text:style-name="P31"><text:span text:style-name="T24">Referências cruzadas: </text:span>Caso de uso: “Gerenciar Produto” e “Excluir Produto”</text:p>
      <text:p text:style-name="P31"><text:span text:style-name="T24">Pré-condições: </text:span>o produto existe e o idProduto informado é válido</text:p>
      <text:p text:style-name="P31"><text:span text:style-name="T24">Pós-condições:</text:span></text:p>
      <text:list xml:id="list2172471460999806253" text:style-name="WWNum3">
        <text:list-item>
          <text:p text:style-name="P35">Foi buscado o objeto <text:span text:style-name="T24">produto</text:span> de <text:span text:style-name="T24">Produto</text:span>, cujo id é igual ao idProduto informado como parâmetro<text:span text:style-name="T24"> </text:span>(busca realizada)</text:p>
        </text:list-item>
        <text:list-item>
          <text:p text:style-name="P35">A instância <text:span text:style-name="T24">produto </text:span>de <text:span text:style-name="T24">Produto</text:span> foi excluída (exclusão realizada)</text:p>
        </text:list-item>
      </text:list>
      <text:p text:style-name="P38"/>
      <text:p text:style-name="P38"/>
      <text:p text:style-name="P38"/>
      <text:p text:style-name="P38"/>
      <text:p text:style-name="P38"/>
      <text:p text:style-name="P31"><text:soft-page-break/><text:span text:style-name="T24">Operação: </text:span>realizarVenda (func)</text:p>
      <text:p text:style-name="P31"><text:span text:style-name="T24">Referências cruzadas: </text:span>Caso de uso: “Gerenciar Venda”</text:p>
      <text:p text:style-name="P31"><text:span text:style-name="T24">Pré-condições: </text:span>existe um funcionário apto a realizar a venda, existe um cliente cadastrado e os produtos a serem vendidos estão devidamente cadastrados</text:p>
      <text:p text:style-name="P31"><text:span text:style-name="T24">Pós-condições:</text:span></text:p>
      <text:list xml:id="list5486459251944423857" text:style-name="WWNum4">
        <text:list-item>
          <text:p text:style-name="P36">Foi criada uma instância <text:span text:style-name="T24">venda </text:span>de <text:span text:style-name="T24">Venda </text:span>(criação de instância)</text:p>
        </text:list-item>
        <text:list-item>
          <text:p text:style-name="P36"><text:span text:style-name="T24">venda </text:span>foi associada com <text:span text:style-name="T24">func</text:span> de <text:span text:style-name="T24">Funcionário </text:span>(associação formada)</text:p>
        </text:list-item>
        <text:list-item>
          <text:p text:style-name="P36"><text:span text:style-name="T24">objProduto</text:span> de <text:span text:style-name="T24">Produto</text:span> foi buscado, cujo id é igual ao idProduto informado como parâmetro (busca realizada)</text:p>
        </text:list-item>
        <text:list-item>
          <text:p text:style-name="P36">Foi criada uma instância <text:span text:style-name="T24">novoObjProduto </text:span>de <text:span text:style-name="T24">Produto </text:span>(criação de instância)</text:p>
        </text:list-item>
        <text:list-item>
          <text:p text:style-name="P36"><text:span text:style-name="T24">novoObjProduto </text:span>recebe <text:span text:style-name="T24">objProduto </text:span>(cópia do objProduto foi realizada em <text:span text:style-name="T24">novoObjProduto</text:span>)</text:p>
        </text:list-item>
        <text:list-item>
          <text:p text:style-name="P36"><text:span text:style-name="T24">novoObjProduto </text:span>foi associado com <text:span text:style-name="T24">listaVenda </text:span>(associação formada)</text:p>
        </text:list-item>
        <text:list-item>
          <text:p text:style-name="P36">Foi incluído todos os produtos relacionados com a venda (execução de um loop)</text:p>
        </text:list-item>
        <text:list-item>
          <text:p text:style-name="P30">Foi finalizada com sucesso a <text:span text:style-name="T24">venda </text:span>(finalização da operação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alibri1" svg:font-family="Calibri" style:font-family-generic="roman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3T20:46:12.883000000</meta:creation-date>
    <dc:date>2014-05-16T21:05:27.988000000</dc:date>
    <meta:editing-duration>PT46M37S</meta:editing-duration>
    <meta:editing-cycles>18</meta:editing-cycles>
    <meta:generator>LibreOffice/4.1.5.3$Windows_x86 LibreOffice_project/1c1366bba2ba2b554cd2ca4d87c06da81c05d24</meta:generator>
    <meta:document-statistic meta:table-count="0" meta:image-count="0" meta:object-count="0" meta:page-count="2" meta:paragraph-count="51" meta:word-count="428" meta:character-count="3109" meta:non-whitespace-character-count="2746"/>
  </office:meta>
</office:document-meta>
</file>